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1" svg:width="2.147cm" svg:height="1.089cm" svg:x="7.103cm" svg:y="2.787cm"><text:p text:style-name="P1">Login Pag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style-name="gr1" draw:text-style-name="P1" svg:width="3.206cm" svg:height="1.706cm" svg:x="6.512cm" svg:y="0.732cm"><text:p text:style-name="P1">PurposeNet_Wiki</text:p><text:p text:style-name="P1">Page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text:anchor-type="paragraph" draw:z-index="2" draw:style-name="gr1" draw:text-style-name="P1" svg:width="3.088cm" svg:height="1.736cm" svg:x="6.66cm" svg:y="4.082cm"><text:p text:style-name="P1">PurposeNet<text:line-break/>Crowdsourcing<text:line-break/>Home_Pag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1" draw:text-style-name="P1" svg:width="3.088cm" svg:height="0.913cm" svg:x="6.63cm" svg:y="6.082cm"><text:p text:style-name="P1">Walkthrough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1" draw:text-style-name="P1" svg:width="3.088cm" svg:height="1.149cm" svg:x="6.6cm" svg:y="7.198cm"><text:p text:style-name="P1">Purpose of the<text:line-break/>main artifact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1" draw:text-style-name="P1" svg:width="3.088cm" svg:height="1.265cm" svg:x="6.57cm" svg:y="8.668cm"><text:p text:style-name="P1">Related Artifacts<text:line-break/>to the main on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1" draw:text-style-name="P1" svg:width="3.088cm" svg:height="1.558cm" svg:x="6.57cm" svg:y="10.227cm"><text:p text:style-name="P1">How are these</text:p><text:p text:style-name="P1">artifacts related</text:p><text:p text:style-name="P1">to the main on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1" draw:text-style-name="P1" svg:width="3.088cm" svg:height="1.558cm" svg:x="6.57cm" svg:y="12.021cm"><text:p text:style-name="P1">Purpose of these<text:line-break/>artifacts wrt the<text:line-break/>main one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" draw:style-name="gr2" draw:text-style-name="P1" svg:x1="8.043cm" svg:y1="2.475cm" svg:x2="8.043cm" svg:y2="2.71cm"><text:p/></draw:line><draw:line text:anchor-type="paragraph" draw:z-index="9" draw:style-name="gr2" draw:text-style-name="P1" svg:x1="8.132cm" svg:y1="3.916cm" svg:x2="8.132cm" svg:y2="4.092cm"><text:p/></draw:line><draw:line text:anchor-type="paragraph" draw:z-index="10" draw:style-name="gr2" draw:text-style-name="P1" svg:x1="8.073cm" svg:y1="5.826cm" svg:x2="8.043cm" svg:y2="6.061cm"><text:p/></draw:line><draw:line text:anchor-type="paragraph" draw:z-index="11" draw:style-name="gr2" draw:text-style-name="P1" svg:x1="8.043cm" svg:y1="7.003cm" svg:x2="8.013cm" svg:y2="7.238cm"><text:p/></draw:line><draw:polyline text:anchor-type="paragraph" draw:z-index="12" draw:style-name="gr2" draw:text-style-name="P1" svg:width="0.323cm" svg:height="0.002cm" draw:transform="rotate (-1.46869456555323) translate (8.04333333333333cm 8.41375cm)" svg:viewBox="0 0 324 3" draw:points="0,0 324,3 324,3"><text:p/></draw:polyline><draw:polyline text:anchor-type="paragraph" draw:z-index="13" draw:style-name="gr2" draw:text-style-name="P1" svg:width="0.324cm" svg:height="0cm" draw:transform="rotate (-1.5707963267949) translate (8.10154166666667cm 9.94127777777778cm)" svg:viewBox="0 0 325 0" draw:points="0,0 325,0 325,0"><text:p/></draw:polyline><draw:polyline text:anchor-type="paragraph" draw:z-index="14" draw:style-name="gr2" draw:text-style-name="P1" svg:width="0.294cm" svg:height="0cm" draw:transform="rotate (-1.5707963267949) translate (8.01334722222222cm 11.7933611111111cm)" svg:viewBox="0 0 295 0" draw:points="0,0 295,0 295,0"><text:p/></draw:poly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shabh Srivastava</meta:initial-creator>
    <meta:creation-date>2013-02-18T13:36:16</meta:creation-date>
    <dc:date>2013-02-18T13:57:29</dc:date>
    <dc:creator>Rishabh Srivastava</dc:creator>
    <meta:editing-duration>PT1M4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3.6$Linux_x86 LibreOffice_project/360m1$Build-2</meta:generator>
  </office:meta>
</office:document-meta>
</file>